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b34" officeooo:paragraph-rsid="000d5b34"/>
    </style:style>
    <style:style style:name="T1" style:family="text">
      <style:text-properties officeooo:rsid="000e9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is -<text:span text:style-name="T1">tu que les licornes existent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25:26.184922408</meta:creation-date>
    <dc:date>2017-01-19T15:30:03.377701508</dc:date>
    <meta:editing-duration>PT51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1" meta:paragraph-count="1" meta:word-count="7" meta:character-count="37" meta:non-whitespace-character-count="31"/>
  </office:meta>
</office:document-meta>
</file>